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text-properties style:font-name="Arial" fo:font-size="10pt" fo:font-style="normal" style:font-size-asian="10pt" style:font-style-asian="normal" style:font-name-complex="Arial" style:font-style-complex="normal"/>
    </style:style>
    <style:style style:name="P7"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8" style:family="paragraph" style:parent-style-name="Body_20_Text_20_2">
      <style:text-properties style:font-name="Arial" fo:font-size="10pt" style:font-size-asian="10pt" style:font-name-complex="Arial"/>
    </style:style>
    <style:style style:name="P9" style:family="paragraph" style:parent-style-name="Normal_20__2b__20_Arial">
      <style:text-properties style:font-name="Arial" fo:font-size="10pt" style:font-size-asian="10pt" style:font-name-complex="Arial" style:font-size-complex="10pt"/>
    </style:style>
    <style:style style:name="P10" style:family="paragraph" style:parent-style-name="Normal_20__2b__20_Arial">
      <style:text-properties style:font-name="Arial" fo:font-size="10pt" style:font-size-asian="10pt" style:font-name-complex="Arial" style:font-size-complex="10pt" style:font-weight-complex="bold"/>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style>
    <style:style style:name="P12"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4" style:family="paragraph" style:parent-style-name="Normal_20__2b__20_Arial">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15" style:family="paragraph" style:parent-style-name="Normal_20__2b__20_Arial">
      <style:text-properties style:font-name="Arial" fo:font-size="10pt" fo:font-weight="normal" officeooo:paragraph-rsid="0043f656" style:font-name-asian="Verdana" style:font-size-asian="10pt" style:font-weight-asian="normal" style:font-name-complex="Arial" style:font-size-complex="10pt" style:font-style-complex="italic"/>
    </style:style>
    <style:style style:name="P16"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7" style:family="paragraph" style:parent-style-name="Normal_20__2b__20_Arial">
      <style:text-properties fo:color="#000000" style:font-name="Arial" fo:font-size="10pt" style:font-size-asian="10pt" style:font-name-complex="Arial" style:font-size-complex="10pt" style:font-weight-complex="bold"/>
    </style:style>
    <style:style style:name="P18"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19" style:family="paragraph" style:parent-style-name="Normal_20__2b__20_Arial">
      <style:text-properties fo:color="#000000" style:font-name="Arial" fo:font-size="10pt" officeooo:paragraph-rsid="001dac4b" style:font-name-asian="Verdana" style:font-size-asian="10pt" style:font-name-complex="Arial" style:font-size-complex="10pt" style:font-style-complex="italic" style:font-weight-complex="bold"/>
    </style:style>
    <style:style style:name="P20"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21"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1dac4b" style:font-size-asian="10pt" style:font-style-asian="italic" style:font-weight-asian="normal" style:font-name-complex="Arial" style:font-size-complex="10pt"/>
    </style:style>
    <style:style style:name="P22"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23" style:family="paragraph" style:parent-style-name="Normal_20__2b__20_Arial">
      <style:paragraph-properties fo:margin-left="1.27cm" fo:margin-right="0cm" fo:text-indent="-1.27cm" style:auto-text-indent="false"/>
      <style:text-properties style:font-name="Arial" fo:font-size="10pt" fo:font-weight="normal" officeooo:rsid="001dac4b" officeooo:paragraph-rsid="001dac4b" style:font-name-asian="Verdana" style:font-size-asian="10pt" style:font-weight-asian="normal" style:font-name-complex="Arial" style:font-size-complex="10pt" style:font-style-complex="italic"/>
    </style:style>
    <style:style style:name="P24"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25"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26"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27"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28" style:family="paragraph" style:parent-style-name="Standard" style:list-style-name="WW8Num8"/>
    <style:style style:name="P29" style:family="paragraph" style:parent-style-name="Standard" style:list-style-name="WW8Num1">
      <style:paragraph-properties>
        <style:tab-stops>
          <style:tab-stop style:position="0.635cm"/>
        </style:tab-stops>
      </style:paragraph-properties>
      <style:text-properties style:font-name="Arial" officeooo:paragraph-rsid="003a154d" style:font-name-asian="Verdana" style:font-name-complex="Arial"/>
    </style:style>
    <style:style style:name="P30" style:family="paragraph" style:parent-style-name="Standard" style:list-style-name="WW8Num1">
      <style:paragraph-properties>
        <style:tab-stops>
          <style:tab-stop style:position="0.635cm"/>
        </style:tab-stops>
      </style:paragraph-properties>
      <style:text-properties style:font-name="Arial" officeooo:paragraph-rsid="003852ae" style:font-name-asian="Verdana" style:font-name-complex="Arial"/>
    </style:style>
    <style:style style:name="P31" style:family="paragraph" style:parent-style-name="Standard" style:list-style-name="WW8Num1">
      <style:paragraph-properties>
        <style:tab-stops>
          <style:tab-stop style:position="0.635cm"/>
        </style:tab-stops>
      </style:paragraph-properties>
      <style:text-properties style:font-name="Arial" officeooo:paragraph-rsid="0039d8fd" style:font-name-asian="Verdana" style:font-name-complex="Arial"/>
    </style:style>
    <style:style style:name="P32" style:family="paragraph" style:parent-style-name="Standard" style:list-style-name="WW8Num1">
      <style:paragraph-properties>
        <style:tab-stops>
          <style:tab-stop style:position="0.635cm"/>
        </style:tab-stops>
      </style:paragraph-properties>
      <style:text-properties style:font-name="Arial" officeooo:rsid="003852ae" officeooo:paragraph-rsid="003852ae" style:font-name-asian="Verdana" style:font-name-complex="Arial"/>
    </style:style>
    <style:style style:name="P33"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34" style:family="paragraph" style:parent-style-name="Standard" style:list-style-name="L1">
      <style:text-properties style:font-name="Arial" officeooo:paragraph-rsid="0037b1d8" style:font-name-complex="Arial"/>
    </style:style>
    <style:style style:name="P35"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36" style:family="paragraph" style:parent-style-name="Normal_20__2b__20_Arial">
      <style:text-properties fo:color="#000000" style:font-name="Arial" fo:font-size="10pt" officeooo:rsid="0043f656" officeooo:paragraph-rsid="0043f656" style:font-name-asian="Verdana" style:font-size-asian="10pt" style:font-name-complex="Arial" style:font-size-complex="10pt" style:font-style-complex="italic" style:font-weight-complex="bold"/>
    </style:style>
    <style:style style:name="P37" style:family="paragraph" style:parent-style-name="Normal_20__2b__20_Arial">
      <style:text-properties fo:color="#000000" style:font-name="Arial" fo:font-size="10pt" officeooo:rsid="0043f656" officeooo:paragraph-rsid="004dfaed" style:font-name-asian="Verdana" style:font-size-asian="10pt" style:font-name-complex="Arial" style:font-size-complex="10pt" style:font-style-complex="italic" style:font-weight-complex="bold"/>
    </style:style>
    <style:style style:name="P38"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P39" style:family="paragraph" style:parent-style-name="Normal_20__2b__20_Arial" style:list-style-name="WW8Num2"/>
    <style:style style:name="P40" style:family="paragraph" style:parent-style-name="Normal_20__2b__20_Arial" style:list-style-name="WW8Num2">
      <style:text-properties style:font-name="Arial" fo:font-size="10pt" fo:font-style="normal" fo:font-weight="normal" officeooo:rsid="001dac4b" officeooo:paragraph-rsid="001dac4b" style:font-size-asian="10pt" style:font-style-asian="normal" style:font-weight-asian="normal" style:font-name-complex="Arial" style:font-size-complex="10pt" style:font-style-complex="normal"/>
    </style:style>
    <style:style style:name="P41" style:family="paragraph" style:parent-style-name="Normal_20__2b__20_Arial" style:list-style-name="WW8Num2">
      <style:text-properties style:font-name="Arial" fo:font-size="10pt" fo:font-style="normal" fo:font-weight="normal" officeooo:rsid="0045c8a5" officeooo:paragraph-rsid="0045c8a5" style:font-size-asian="10pt" style:font-style-asian="normal" style:font-weight-asian="normal" style:font-name-complex="Arial" style:font-size-complex="10pt" style:font-style-complex="normal"/>
    </style:style>
    <style:style style:name="P42" style:family="paragraph" style:parent-style-name="Normal_20__2b__20_Arial" style:list-style-name="WW8Num2">
      <style:text-properties style:font-name="Arial" fo:font-size="10pt" fo:font-style="normal" fo:font-weight="normal" officeooo:rsid="0045c8a5" officeooo:paragraph-rsid="004d0e9a" style:font-size-asian="10pt" style:font-style-asian="normal" style:font-weight-asian="normal" style:font-name-complex="Arial" style:font-size-complex="10pt" style:font-style-complex="normal"/>
    </style:style>
    <style:style style:name="P43" style:family="paragraph" style:parent-style-name="Normal_20__2b__20_Arial" style:list-style-name="WW8Num2">
      <style:text-properties style:font-name="Arial" fo:font-size="10pt" fo:font-style="normal" fo:font-weight="normal" officeooo:rsid="001dbf71" officeooo:paragraph-rsid="0047481e" style:font-size-asian="10pt" style:font-style-asian="normal" style:font-weight-asian="normal" style:font-name-complex="Arial" style:font-size-complex="10pt" style:font-style-complex="normal"/>
    </style:style>
    <style:style style:name="P44" style:family="paragraph" style:parent-style-name="Normal_20__2b__20_Arial" style:list-style-name="WW8Num2">
      <style:text-properties style:font-name="Arial" fo:font-size="10pt" fo:font-style="normal" fo:font-weight="normal" officeooo:rsid="001dbf71" officeooo:paragraph-rsid="001dbf71" style:font-size-asian="10pt" style:font-style-asian="normal" style:font-weight-asian="normal" style:font-name-complex="Arial" style:font-size-complex="10pt" style:font-style-complex="normal"/>
    </style:style>
    <style:style style:name="P45" style:family="paragraph" style:parent-style-name="Normal_20__2b__20_Arial" style:list-style-name="WW8Num2">
      <style:text-properties style:font-name="Arial" fo:font-size="10pt" fo:font-style="normal" fo:font-weight="normal" officeooo:rsid="0047481e" officeooo:paragraph-rsid="0047481e" style:font-size-asian="10pt" style:font-style-asian="normal" style:font-weight-asian="normal" style:font-name-complex="Arial" style:font-size-complex="10pt" style:font-style-complex="normal"/>
    </style:style>
    <style:style style:name="P46" style:family="paragraph" style:parent-style-name="Normal_20__2b__20_Arial" style:list-style-name="WW8Num2">
      <style:text-properties style:font-name="Arial" fo:font-size="10pt" fo:font-style="normal" fo:font-weight="normal" officeooo:rsid="0047481e" officeooo:paragraph-rsid="004d0e9a" style:font-size-asian="10pt" style:font-style-asian="normal" style:font-weight-asian="normal" style:font-name-complex="Arial" style:font-size-complex="10pt" style:font-style-complex="normal"/>
    </style:style>
    <style:style style:name="P47" style:family="paragraph" style:parent-style-name="Normal_20__2b__20_Arial" style:list-style-name="WW8Num2">
      <style:text-properties style:font-name="Arial" fo:font-size="10pt" fo:font-style="normal" fo:font-weight="normal" officeooo:rsid="004bb33d" officeooo:paragraph-rsid="004bb33d" style:font-size-asian="10pt" style:font-style-asian="normal" style:font-weight-asian="normal" style:font-name-complex="Arial" style:font-size-complex="10pt" style:font-style-complex="normal"/>
    </style:style>
    <style:style style:name="P48" style:family="paragraph" style:parent-style-name="Normal_20__2b__20_Arial" style:list-style-name="WW8Num2">
      <style:text-properties style:font-name="Arial" fo:font-size="10pt" fo:font-style="normal" fo:font-weight="normal" officeooo:rsid="004bb33d" officeooo:paragraph-rsid="004dfaed" style:font-size-asian="10pt" style:font-style-asian="normal" style:font-weight-asian="normal" style:font-name-complex="Arial" style:font-size-complex="10pt" style:font-style-complex="normal"/>
    </style:style>
    <style:style style:name="P49" style:family="paragraph" style:parent-style-name="Normal_20__2b__20_Arial">
      <style:text-properties style:font-name="Arial" fo:font-size="10pt" fo:font-style="normal" fo:font-weight="normal" officeooo:rsid="002383c4" officeooo:paragraph-rsid="0043f656" style:font-size-asian="10pt" style:font-style-asian="normal" style:font-weight-asian="normal" style:font-name-complex="Arial" style:font-size-complex="10pt" style:font-style-complex="normal"/>
    </style:style>
    <style:style style:name="P50" style:family="paragraph" style:parent-style-name="Normal_20__2b__20_Arial" style:list-style-name="WW8Num2">
      <style:text-properties style:font-name="Arial" fo:font-size="10pt" fo:font-style="normal" fo:font-weight="normal" officeooo:rsid="0040075f" officeooo:paragraph-rsid="0040075f" style:font-size-asian="10pt" style:font-style-asian="normal" style:font-weight-asian="normal" style:font-name-complex="Arial" style:font-size-complex="10pt" style:font-style-complex="normal"/>
    </style:style>
    <style:style style:name="P51"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52"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53" style:family="paragraph" style:parent-style-name="Normal_20__2b__20_Arial" style:list-style-name="WW8Num2">
      <style:text-properties style:font-name="Arial" fo:font-size="10pt" fo:font-weight="normal" officeooo:paragraph-rsid="001fbb21" style:font-size-asian="10pt" style:font-weight-asian="normal" style:font-name-complex="Arial" style:font-size-complex="10pt"/>
    </style:style>
    <style:style style:name="P54"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55"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56"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57" style:family="paragraph" style:parent-style-name="Normal_20__2b__20_Arial">
      <style:text-properties style:font-name="Arial" fo:font-size="10pt" fo:font-weight="normal" officeooo:paragraph-rsid="004d0e9a" style:font-name-asian="Verdana" style:font-size-asian="10pt" style:font-weight-asian="normal" style:font-name-complex="Arial" style:font-size-complex="10pt" style:font-style-complex="italic"/>
    </style:style>
    <style:style style:name="P58" style:family="paragraph" style:parent-style-name="Normal_20__2b__20_Arial" style:list-style-name="WW8Num2">
      <style:text-properties style:font-name="Arial" fo:font-size="10pt" fo:language="en" fo:country="AU" fo:font-weight="normal" style:font-size-asian="10pt" style:font-weight-asian="normal" style:font-name-complex="Arial" style:font-size-complex="10pt" style:language-complex="ar" style:country-complex="SA"/>
    </style:style>
    <style:style style:name="P59" style:family="paragraph" style:parent-style-name="Normal_20__2b__20_Arial" style:list-style-name="WW8Num2">
      <style:text-properties style:font-name="Arial" fo:font-size="10pt" fo:language="en" fo:country="AU" fo:font-weight="normal" officeooo:rsid="0048f0e2" officeooo:paragraph-rsid="0048f0e2" style:font-size-asian="10pt" style:font-weight-asian="normal" style:font-name-complex="Arial" style:font-size-complex="10pt" style:language-complex="ar" style:country-complex="SA"/>
    </style:style>
    <style:style style:name="P60" style:family="paragraph" style:parent-style-name="Normal_20__2b__20_Arial">
      <style:paragraph-properties fo:margin-left="1.27cm" fo:margin-right="0cm" fo:text-indent="-1.27cm" style:auto-text-indent="false"/>
      <style:text-properties style:font-name="Arial" fo:font-size="10pt" fo:font-weight="normal" officeooo:rsid="0043f656" officeooo:paragraph-rsid="0043f656" style:font-name-asian="Verdana" style:font-size-asian="10pt" style:font-weight-asian="normal" style:font-name-complex="Arial" style:font-size-complex="10pt" style:font-style-complex="italic"/>
    </style:style>
    <style:style style:name="P61" style:family="paragraph" style:parent-style-name="Normal_20__2b__20_Arial">
      <style:paragraph-properties fo:margin-left="1.27cm" fo:margin-right="0cm" fo:text-indent="-1.27cm" style:auto-text-indent="false"/>
      <style:text-properties style:font-name="Arial" fo:font-size="10pt" fo:font-weight="normal" officeooo:rsid="0043f656" officeooo:paragraph-rsid="004d0e9a" style:font-name-asian="Verdana" style:font-size-asian="10pt" style:font-weight-asian="normal" style:font-name-complex="Arial" style:font-size-complex="10pt" style:font-style-complex="italic"/>
    </style:style>
    <style:style style:name="P62"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4d0e9a" style:font-size-asian="10pt" style:font-style-asian="italic" style:font-weight-asian="normal" style:font-name-complex="Arial" style:font-size-complex="10pt"/>
    </style:style>
    <style:style style:name="P63" style:family="paragraph" style:parent-style-name="Heading_20_5">
      <style:text-properties style:font-name="Arial" fo:font-size="10pt" fo:font-style="normal" style:font-size-asian="10pt" style:font-style-asian="normal" style:font-name-complex="Arial" style:font-style-complex="normal"/>
    </style:style>
    <style:style style:name="P64"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65"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66" style:family="paragraph" style:parent-style-name="Heading_20_7" style:master-page-name="Standard">
      <style:paragraph-properties style:page-number="auto"/>
    </style:style>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fo:font-weight="normal" officeooo:rsid="0025c854" style:font-size-asian="10pt" style:font-weight-asian="normal" style:font-name-complex="Arial" style:font-size-complex="10pt" style:font-weight-complex="normal"/>
    </style:style>
    <style:style style:name="T7" style:family="text">
      <style:text-properties style:font-name="Arial" fo:font-size="10pt" fo:font-weight="normal" officeooo:rsid="003bf07b" style:font-size-asian="10pt" style:font-weight-asian="normal" style:font-name-complex="Arial" style:font-size-complex="10pt" style:font-weight-complex="normal"/>
    </style:style>
    <style:style style:name="T8" style:family="text">
      <style:text-properties style:font-name="Arial" fo:font-size="10pt" fo:font-weight="normal" officeooo:rsid="0043da29" style:font-size-asian="10pt" style:font-weight-asian="normal" style:font-name-complex="Arial" style:font-size-complex="10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fo:font-style="normal" style:font-size-asian="10pt" style:font-style-asian="normal" style:font-name-complex="Arial" style:font-style-complex="normal"/>
    </style:style>
    <style:style style:name="T11" style:family="text">
      <style:text-properties style:font-name="Arial" fo:font-size="20pt" fo:font-weight="bold" style:font-size-asian="20pt" style:font-weight-asian="bold" style:font-name-complex="Arial" style:font-size-complex="20pt"/>
    </style:style>
    <style:style style:name="T12" style:family="text">
      <style:text-properties fo:color="#000000" style:font-name="Arial" fo:font-weight="bold" style:font-weight-asian="bold" style:font-name-complex="Arial" style:font-weight-complex="bold"/>
    </style:style>
    <style:style style:name="T13" style:family="text">
      <style:text-properties fo:color="#000000" fo:font-style="normal" fo:font-weight="normal" style:font-style-asian="normal" style:font-weight-asian="normal" style:font-style-complex="normal"/>
    </style:style>
    <style:style style:name="T14" style:family="text">
      <style:text-properties fo:color="#000000" fo:language="en" fo:country="AU" fo:font-style="normal" fo:font-weight="normal" style:font-style-asian="normal" style:font-weight-asian="normal" style:language-complex="ar" style:country-complex="SA" style:font-style-complex="normal"/>
    </style:style>
    <style:style style:name="T15" style:family="text">
      <style:text-properties fo:font-style="normal" fo:font-weight="normal" style:font-style-asian="normal" style:font-weight-asian="normal" style:font-style-complex="normal"/>
    </style:style>
    <style:style style:name="T16" style:family="text">
      <style:text-properties fo:font-style="normal" fo:font-weight="normal" style:font-name-asian="Verdana" style:font-style-asian="normal" style:font-weight-asian="normal"/>
    </style:style>
    <style:style style:name="T17" style:family="text">
      <style:text-properties fo:font-style="normal" fo:font-weight="normal" style:font-name-asian="Verdana" style:font-style-asian="normal" style:font-weight-asian="normal" style:font-weight-complex="normal"/>
    </style:style>
    <style:style style:name="T18" style:family="text">
      <style:text-properties fo:font-style="normal" style:font-name-asian="Verdana" style:font-style-asian="normal"/>
    </style:style>
    <style:style style:name="T19" style:family="text">
      <style:text-properties fo:language="en" fo:country="AU" officeooo:rsid="001bc101" style:language-complex="ar" style:country-complex="SA"/>
    </style:style>
    <style:style style:name="T20" style:family="text">
      <style:text-properties fo:language="en" fo:country="AU" officeooo:rsid="001fbb21" style:language-complex="ar" style:country-complex="SA"/>
    </style:style>
    <style:style style:name="T21" style:family="text">
      <style:text-properties fo:language="en" fo:country="AU" officeooo:rsid="003643d4" style:language-complex="ar" style:country-complex="SA"/>
    </style:style>
    <style:style style:name="T22" style:family="text">
      <style:text-properties officeooo:rsid="001b4b1d"/>
    </style:style>
    <style:style style:name="T23" style:family="text">
      <style:text-properties officeooo:rsid="001dac4b"/>
    </style:style>
    <style:style style:name="T24" style:family="text">
      <style:text-properties officeooo:rsid="001dbf71"/>
    </style:style>
    <style:style style:name="T25" style:family="text">
      <style:text-properties officeooo:rsid="0020ebc3"/>
    </style:style>
    <style:style style:name="T26" style:family="text">
      <style:text-properties officeooo:rsid="002383c4"/>
    </style:style>
    <style:style style:name="T27" style:family="text">
      <style:text-properties officeooo:rsid="00241c69"/>
    </style:style>
    <style:style style:name="T28" style:family="text">
      <style:text-properties officeooo:rsid="002e5005"/>
    </style:style>
    <style:style style:name="T29" style:family="text">
      <style:text-properties officeooo:rsid="002f1c92"/>
    </style:style>
    <style:style style:name="T30" style:family="text">
      <style:text-properties officeooo:rsid="0031029b"/>
    </style:style>
    <style:style style:name="T31" style:family="text">
      <style:text-properties officeooo:rsid="0032f08a"/>
    </style:style>
    <style:style style:name="T32" style:family="text">
      <style:text-properties officeooo:rsid="0034fae8"/>
    </style:style>
    <style:style style:name="T33" style:family="text">
      <style:text-properties officeooo:rsid="00378268"/>
    </style:style>
    <style:style style:name="T34" style:family="text">
      <style:text-properties officeooo:rsid="0037b1d8"/>
    </style:style>
    <style:style style:name="T35" style:family="text">
      <style:text-properties officeooo:rsid="003a154d"/>
    </style:style>
    <style:style style:name="T36" style:family="text">
      <style:text-properties officeooo:rsid="0043f656"/>
    </style:style>
    <style:style style:name="T37" style:family="text">
      <style:text-properties officeooo:rsid="0047481e"/>
    </style:style>
    <style:style style:name="T38" style:family="text">
      <style:text-properties officeooo:rsid="004d0e9a"/>
    </style:style>
    <style:style style:name="T39" style:family="text">
      <style:text-properties officeooo:rsid="004dfaed"/>
    </style:style>
    <style:style style:name="T40" style:family="text">
      <style:text-properties officeooo:rsid="004ee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7"><text:span text:style-name="T11">Alex Falkowski</text:span><text:span text:style-name="T1"><text:line-break/></text:span><text:span text:style-name="Internet_20_link"><text:span text:style-name="T3">alexrfalkowski@gmail.com</text:span></text:span><text:span text:style-name="T2"><text:line-break/></text:span><text:span text:style-name="T9">0407 497 016</text:span><text:span text:style-name="T2"><text:line-break/></text:span><text:span text:style-name="T9">32/23-33 Napier Street Parramatta 2150</text:span></text:h>
      <text:p text:style-name="P3"/>
      <text:p text:style-name="P7"/>
      <text:p text:style-name="P3"/>
      <text:p text:style-name="P4">PERSONAL STATEMENT</text:p>
      <text:p text:style-name="P8"/>
      <text:p text:style-name="P8">My passion for technology has seen me traverse the different types of roles within IT. My operational, architectural and commercial background has given me strong leadership skills, due to the strong exposure to different business units.</text:p>
      <text:p text:style-name="P7"/>
      <text:p text:style-name="P3"/>
      <text:h text:style-name="P63" text:outline-level="5">EMPLOYMENT</text:h>
      <text:p text:style-name="Standard"><text:span text:style-name="T10"/></text:p>
      <text:p text:style-name="P37"><text:span text:style-name="T39">Ruby Consultant</text:span></text:p>
      <text:p text:style-name="P61"><text:span text:style-name="T38">NBN CO</text:span></text:p>
      <text:p text:style-name="P62"><text:span text:style-name="T38">11</text:span>-1<text:span text:style-name="T23">3</text:span> &gt; Current</text:p>
      <text:p text:style-name="P57"/>
      <text:p text:style-name="P57">Achievements</text:p>
      <text:list xml:id="list4816690493604885869" text:style-name="WW8Num2">
        <text:list-item>
          <text:p text:style-name="P48"><text:span text:style-name="T39">Implemented NBN forms </text:span><text:span text:style-name="T40">with</text:span><text:span text:style-name="T39"> Ruby on Rails using JRuby.</text:span></text:p>
        </text:list-item>
        <text:list-item>
          <text:p text:style-name="P48"><text:span text:style-name="T39">Implemented analytics gem that is used on all ruby sites.</text:span></text:p>
        </text:list-item>
        <text:list-item>
          <text:p text:style-name="P48"><text:span text:style-name="T39">Implemented testing gem to reuse common functionality with RSpec, Cucumber and Capybara.</text:span></text:p>
        </text:list-item>
        <text:list-item>
          <text:p text:style-name="P48"><text:span text:style-name="T39">Implemented deployment gem to reuse common functionality with packaging and maintaining versions of ruby using RVM.</text:span></text:p>
        </text:list-item>
        <text:list-item>
          <text:p text:style-name="P48"><text:span text:style-name="T39">Coordinated releases using Continuos Delivery.</text:span></text:p>
        </text:list-item>
        <text:list-item>
          <text:p text:style-name="P48"><text:span text:style-name="T39">Introduced object oriented/functional concepts in Rails.</text:span></text:p>
        </text:list-item>
      </text:list>
      <text:p text:style-name="P6"/>
      <text:p text:style-name="P36">Lead Engineer</text:p>
      <text:p text:style-name="P60">PINCHme</text:p>
      <text:p text:style-name="P62">0<text:span text:style-name="T36">5</text:span>-1<text:span text:style-name="T23">3</text:span> &gt; <text:span text:style-name="T38">11</text:span>-1<text:span text:style-name="T23">3</text:span></text:p>
      <text:p text:style-name="P15"/>
      <text:p text:style-name="P15">Achievements</text:p>
      <text:list xml:id="list320766516" text:continue-numbering="true" text:style-name="WW8Num2">
        <text:list-item>
          <text:p text:style-name="P41">Implemented new version of PINCHme website using Ruby on Rails 3, Backbone and Marionette.</text:p>
        </text:list-item>
        <text:list-item>
          <text:p text:style-name="P41">Implemented social interactions with Gigya.</text:p>
        </text:list-item>
        <text:list-item>
          <text:p text:style-name="P41">Implemented full cloud automation on AWS using Elastic Beanstalk and a custom tool called mist.</text:p>
        </text:list-item>
        <text:list-item>
          <text:p text:style-name="P41">Implemented Specification by Example using RSpec and Cucumber.</text:p>
        </text:list-item>
        <text:list-item>
          <text:p text:style-name="P45">Introduced agile concepts (Kanban, Retrospectives, etc)</text:p>
        </text:list-item>
        <text:list-item>
          <text:p text:style-name="P45">Lead a team of 2 developers.</text:p>
        </text:list-item>
        <text:list-item>
          <text:p text:style-name="P47">Implemented hiring process.</text:p>
        </text:list-item>
      </text:list>
      <text:p text:style-name="P49"/>
      <text:p text:style-name="P19"><text:span text:style-name="T23">Platform </text:span>Architect</text:p>
      <text:p text:style-name="P23">The Zoo</text:p>
      <text:p text:style-name="P21">0<text:span text:style-name="T23">2</text:span>-1<text:span text:style-name="T23">3</text:span> &gt; <text:span text:style-name="T36">5-13</text:span></text:p>
      <text:p text:style-name="P14"/>
      <text:p text:style-name="P14">Achievements</text:p>
      <text:list xml:id="list821212067" text:continue-numbering="true" text:style-name="WW8Num2">
        <text:list-item>
          <text:p text:style-name="P40">Define and implement <text:a xlink:type="simple" xlink:href="http://alexfalkowski.blogspot.com/2013/03/lean-projects-part-2.html">Lean Projects</text:a>.</text:p>
        </text:list-item>
        <text:list-item>
          <text:p text:style-name="P50">Implement a central part of the Optus ecosystem. Optus YES Central.</text:p>
        </text:list-item>
        <text:list-item>
          <text:p text:style-name="P40">Implementing BDD using <text:a xlink:type="simple" xlink:href="https://github.com/alexfalkowski/System.Spec">System.Spec</text:a></text:p>
        </text:list-item>
        <text:list-item>
          <text:p text:style-name="P44">Drive the technical direction of projects <text:span text:style-name="T32">using Ruby and C#.</text:span></text:p>
        </text:list-item>
        <text:list-item>
          <text:p text:style-name="P44">Drive the direction of Release Management <text:span text:style-name="T25">using Ruby </text:span><text:span text:style-name="T26">(</text:span><text:a xlink:type="simple" xlink:href="https://github.com/Albacore/albacore"><text:span text:style-name="T26">albacore</text:span></text:a><text:span text:style-name="T26">) and </text:span><text:a xlink:type="simple" xlink:href="https://github.com/chucknorris/roundhouse"><text:span text:style-name="T26">roundhouse</text:span></text:a><text:span text:style-name="T26"> for database migrations.</text:span></text:p>
        </text:list-item>
        <text:list-item>
          <text:p text:style-name="P43"><text:span text:style-name="T36">Lead a team of 3 </text:span><text:span text:style-name="T37">developers</text:span><text:span text:style-name="T36">.</text:span></text:p>
        </text:list-item>
      </text:list>
      <text:p text:style-name="P17"><text:soft-page-break/></text:p>
      <text:p text:style-name="P18">Technical Team Lead/Architect</text:p>
      <text:p text:style-name="P22">ninemsn</text:p>
      <text:p text:style-name="P20">09-11 &gt; <text:span text:style-name="T23">02-13</text:span></text:p>
      <text:p text:style-name="P13"/>
      <text:p text:style-name="P13">Achievements</text:p>
      <text:list xml:id="list116142425" text:continue-numbering="true" text:style-name="WW8Num2">
        <text:list-item>
          <text:p text:style-name="P51">Launch of Australia's biggest news site <text:span text:style-name="T27">using Sitecore with ASP.NET MVC</text:span></text:p>
        </text:list-item>
        <text:list-item>
          <text:p text:style-name="P58">Leading a team that brought to life DevOps.</text:p>
        </text:list-item>
        <text:list-item>
          <text:p text:style-name="P39"><text:span text:style-name="highlight"><text:span text:style-name="T5">Leading architecture decisions with </text:span></text:span><text:span text:style-name="highlight"><text:span text:style-name="T7">behavior</text:span></text:span><text:span text:style-name="highlight"><text:span text:style-name="T5"> driven development </text:span></text:span><text:span text:style-name="highlight"><text:span text:style-name="T6">using SpecFlow, RSpec and Cucumber.</text:span></text:span></text:p>
        </text:list-item>
        <text:list-item>
          <text:p text:style-name="P51">Implementing lean/agile methodologies using Kanban.</text:p>
        </text:list-item>
        <text:list-item>
          <text:p text:style-name="P52"><text:span text:style-name="T22">Implemented solution using Amazon Web </text:span><text:span text:style-name="T19">Services.</text:span></text:p>
        </text:list-item>
        <text:list-item>
          <text:p text:style-name="P53"><text:span text:style-name="T20">Implemented infrastructure as code using AWS SDK for Ruby, Puppet </text:span><text:span text:style-name="T21">and PowerShell.</text:span></text:p>
        </text:list-item>
        <text:list-item>
          <text:p text:style-name="P59">Lead a team of 5-10 developers.</text:p>
        </text:list-item>
      </text:list>
      <text:p text:style-name="Standard"><text:span text:style-name="highlight"><text:span text:style-name="T12"/></text:span></text:p>
      <text:p text:style-name="Standard"><text:span text:style-name="highlight"><text:span text:style-name="T12">Technology Environment Manager </text:span></text:span></text:p>
      <text:p text:style-name="P24">ninemsn</text:p>
      <text:p text:style-name="P20">06-11 &gt; 08-11</text:p>
      <text:p text:style-name="P11"/>
      <text:p text:style-name="P11">Achievements</text:p>
      <text:list xml:id="list2957999397603699783" text:style-name="WW8Num7">
        <text:list-item>
          <text:p text:style-name="P38">Developing and managing the CMS Pilot program release management process. </text:p>
        </text:list-item>
        <text:list-item>
          <text:p text:style-name="P38">Introducing the team to lean methodologies.</text:p>
        </text:list-item>
        <text:list-item>
          <text:p text:style-name="P54">Implementing continuous integration and introducing continuous delivery.</text:p>
        </text:list-item>
        <text:list-item>
          <text:p text:style-name="P54">Implemented code metrics and analysis.</text:p>
        </text:list-item>
      </text:list>
      <text:h text:style-name="P64" text:outline-level="5"/>
      <text:p text:style-name="P10"/>
      <text:p text:style-name="P27">Solution Architect </text:p>
      <text:p text:style-name="P25">5th Finger/ninemsn</text:p>
      <text:p text:style-name="P20">04-09 &gt; 05-11</text:p>
      <text:p text:style-name="P12"/>
      <text:p text:style-name="P11">Achievements </text:p>
      <text:list xml:id="list8989804774364157231" text:style-name="WW8Num8">
        <text:list-item>
          <text:p text:style-name="P55">Actively leading the direction of the platform. </text:p>
        </text:list-item>
        <text:list-item>
          <text:p text:style-name="P55">Introducing Test Driven Development to the Mobile Team <text:span text:style-name="T31">using NUnit. </text:span></text:p>
        </text:list-item>
        <text:list-item>
          <text:p text:style-name="P55">Actively speaking about Continuous Integration/Delivery.</text:p>
        </text:list-item>
        <text:list-item>
          <text:p text:style-name="P28"><text:span text:style-name="T4">Redesign and implementation of the Mobile Framework using </text:span><text:span text:style-name="T8">WURLF and DeviceAtlas.</text:span></text:p>
        </text:list-item>
        <text:list-item>
          <text:p text:style-name="P55">Guiding the architecture and addressing the issues of device detection. </text:p>
        </text:list-item>
        <text:list-item>
          <text:p text:style-name="P55">Rebuilding the air-cast UI using a Model-View-Presenter <text:span text:style-name="T30">pattern in ASP.NET.</text:span> </text:p>
        </text:list-item>
      </text:list>
      <text:p text:style-name="P10"/>
      <text:p text:style-name="P10">Program Manager </text:p>
      <text:p text:style-name="P25">5th Finger/ninemsn</text:p>
      <text:p text:style-name="P20">04-06 &gt; 03-09</text:p>
      <text:p text:style-name="P12"/>
      <text:p text:style-name="P11">Achievements </text:p>
      <text:list xml:id="list1972917124" text:continue-numbering="true" text:style-name="WW8Num8">
        <text:list-item>
          <text:p text:style-name="P55">Leading and managing a team of 5 developers which delivered projects from 3 different revenue streams. </text:p>
        </text:list-item>
        <text:list-item>
          <text:p text:style-name="P55">Traditional project management, stakeholder management, pipeline management and resource allocation. </text:p>
        </text:list-item>
        <text:list-item>
          <text:p text:style-name="P55">Direct relationships with third party development teams. </text:p>
        </text:list-item>
        <text:list-item>
          <text:p text:style-name="P55">Working with stakeholders to customize our delivery process to be as effective as possible using agile methodologies.</text:p>
        </text:list-item>
        <text:list-item>
          <text:p text:style-name="P55">Designing solutions for our SMS/on-line campaigns, for clients like Channel V, Coca Cola, Vodafone, Universal Music, Fosters, Channel 9. </text:p>
        </text:list-item>
        <text:list-item>
          <text:p text:style-name="P55">Providing development best practices, such as extreme programming.</text:p>
        </text:list-item>
      </text:list>
      <text:p text:style-name="P11"/>
      <text:p text:style-name="P10">Senior Programmer </text:p>
      <text:p text:style-name="P25">5th Finger/ninemsn</text:p>
      <text:p text:style-name="P20">09-05 &gt; 03-06</text:p>
      <text:p text:style-name="P12"/>
      <text:p text:style-name="P11">Achievements </text:p>
      <text:list xml:id="list1552925013" text:continue-numbering="true" text:style-name="WW8Num8">
        <text:list-item>
          <text:p text:style-name="P55">Enhancing the air-cast UI. Migrating from classic ASP to ASP.NET <text:span text:style-name="T29">WebForms </text:span><text:span text:style-name="T28">using C#</text:span></text:p>
        </text:list-item>
        <text:list-item>
          <text:p text:style-name="P55">Providing endpoint solutions using web services. Such as List Management Service, Credit Service, Photo Service </text:p>
        </text:list-item>
        <text:list-item>
          <text:p text:style-name="P55">Implementing custom solutions for our SMS/on-line campaigns, for clients like Channel V, Coca Cola, Vodafone, Universal Music, Fosters, Channel 9 </text:p>
        </text:list-item>
        <text:list-item>
          <text:p text:style-name="P55">Using object-oriented methodologies and proven design patterns. </text:p>
        </text:list-item>
      </text:list>
      <text:p text:style-name="P10"/>
      <text:p text:style-name="P10">Senior Programmer </text:p>
      <text:p text:style-name="P25">Solid .NET Solutions </text:p>
      <text:p text:style-name="P20">09-04 &gt; 08-05</text:p>
      <text:p text:style-name="P12"/>
      <text:p text:style-name="P11">Achievements </text:p>
      <text:list xml:id="list1524263125" text:continue-numbering="true" text:style-name="WW8Num8">
        <text:list-item>
          <text:p text:style-name="P55">Developing a code generator, </text:p>
        </text:list-item>
        <text:list-item>
          <text:p text:style-name="P55">Creating the UI using Windows Forms and building custom controls.</text:p>
        </text:list-item>
        <text:list-item>
          <text:p text:style-name="P55">Complete source code generation using CodeDOM, Reflection, and XML and XPath technologies. </text:p>
        </text:list-item>
        <text:list-item>
          <text:p text:style-name="P55">Syntax highlighter using rich format text. </text:p>
        </text:list-item>
        <text:list-item>
          <text:p text:style-name="P55">Designing the company web site. Everything from the graphics to the HTML. This was done using Photoshop CS software and Dreamweaver. </text:p>
        </text:list-item>
      </text:list>
      <text:p text:style-name="P5"><text:s/></text:p>
      <text:p text:style-name="P10"/>
      <text:p text:style-name="P27">Senior Programmer </text:p>
      <text:p text:style-name="P25">Synopsis Solutions </text:p>
      <text:p text:style-name="P20">09-03 &gt; 08-04</text:p>
      <text:p text:style-name="P12"/>
      <text:p text:style-name="P11">Achievements </text:p>
      <text:list xml:id="list840248437" text:continue-numbering="true" text:style-name="WW8Num8">
        <text:list-item>
          <text:p text:style-name="P55">Developing additional features to DebTrak a comprehensive debt collection system used by major credit collection companies </text:p>
        </text:list-item>
        <text:list-item>
          <text:p text:style-name="P56">Presenting design decisions to a team of software developers. </text:p>
        </text:list-item>
        <text:list-item>
          <text:p text:style-name="P56">Implementing the legal system of the application. </text:p>
        </text:list-item>
        <text:list-item>
          <text:p text:style-name="P56">Writing crystal reports for the application. </text:p>
        </text:list-item>
        <text:list-item>
          <text:p text:style-name="P56">Liaison with clients. </text:p>
        </text:list-item>
      </text:list>
      <text:p text:style-name="P16"/>
      <text:p text:style-name="P10">Programmer /Systems Administrator</text:p>
      <text:p text:style-name="P25">LOUD </text:p>
      <text:p text:style-name="P20">11-00 &gt; 08-03</text:p>
      <text:p text:style-name="P12"/>
      <text:p text:style-name="P11">Achievements </text:p>
      <text:list xml:id="list85349612" text:continue-numbering="true" text:style-name="WW8Num8">
        <text:list-item>
          <text:p text:style-name="P55">Design of infrastructure using Linux technologies. </text:p>
        </text:list-item>
        <text:list-item>
          <text:p text:style-name="P56">Managing deployments of applications</text:p>
        </text:list-item>
        <text:list-item>
          <text:p text:style-name="P56">Implementing MLC Flexiplan/Sprintpak Brochure Ordering System <text:span text:style-name="T33">using Java</text:span>. </text:p>
        </text:list-item>
        <text:list-item>
          <text:p text:style-name="P56">Implementing Nortel Networks Lead Management Tool <text:span text:style-name="T33">using Java</text:span>. </text:p>
        </text:list-item>
        <text:list-item>
          <text:p text:style-name="P56">Implementing AAP Bulletin Builder <text:span text:style-name="T33">using Java</text:span>. </text:p>
        </text:list-item>
      </text:list>
      <text:p text:style-name="P26"/>
      <text:p text:style-name="P7"/>
      <text:p text:style-name="P9"/>
      <text:p text:style-name="P9">KEY SKILLS</text:p>
      <text:p text:style-name="P9"/>
      <text:h text:style-name="P35" text:outline-level="4">Technical Skills</text:h>
      <text:list xml:id="list8737617049217180909" text:style-name="WW8Num1">
        <text:list-item>
          <text:p text:style-name="P29">C# <text:span text:style-name="T35">(.NET 4.5, ASP.NET MVC </text:span><text:span text:style-name="T24">4</text:span><text:span text:style-name="T35">.0)</text:span></text:p>
        </text:list-item>
        <text:list-item>
          <text:p text:style-name="P30">Ruby <text:span text:style-name="T35">(1.9, RSpec, Cucumber, AWS)</text:span></text:p>
        </text:list-item>
        <text:list-item>
          <text:p text:style-name="P31">PowerShell</text:p>
        </text:list-item>
        <text:list-item>
          <text:p text:style-name="P32">Release Management</text:p>
        </text:list-item>
        <text:list-item>
          <text:p text:style-name="P32">DevOps</text:p>
        </text:list-item>
        <text:list-item>
          <text:p text:style-name="P33">Agile/Lean</text:p>
        </text:list-item>
      </text:list>
      <text:p text:style-name="P7"/>
      <text:p text:style-name="P3"/>
      <text:p text:style-name="P4">EDUCATION</text:p>
      <text:p text:style-name="P3"/>
      <text:p text:style-name="P3"/>
      <text:list xml:id="list5235324179457021236" text:style-name="WW8Num6">
        <text:list-item>
          <text:h text:style-name="P65" text:outline-level="5"><text:span text:style-name="T15">The University of Sydney <text:line-break/></text:span><text:span text:style-name="T13">Bachelor of Engineering (Electrical Engineering) </text:span><text:span text:style-name="T14">Honours</text:span><text:span text:style-name="T13"> Class II, Division 2. </text:span></text:h>
        </text:list-item>
      </text:list>
      <text:p text:style-name="P3"/>
      <text:list xml:id="list1981667960" text:continue-numbering="true" text:style-name="WW8Num6">
        <text:list-item>
          <text:h text:style-name="P65" text:outline-level="5"><text:span text:style-name="T16">SAE Institute </text:span><text:span text:style-name="T18"><text:line-break/></text:span><text:span text:style-name="T17">Audio Engineering Diploma - AQTF Diploma of Music Industry [Technical Production] CUS50201 </text:span></text:h>
        </text:list-item>
      </text:list>
      <text:p text:style-name="P7"/>
      <text:p text:style-name="P4"/>
      <text:p text:style-name="P4">PERSONAL INTERESTS</text:p>
      <text:p text:style-name="P11"/>
      <text:list xml:id="list1357634101838281937" text:style-name="L1">
        <text:list-item>
          <text:p text:style-name="P34"><text:span text:style-name="T34">I love to write for my </text:span><text:a xlink:type="simple" xlink:href="http://alexfalkowski.blogspot.com.au/"><text:span text:style-name="T34">blog</text:span></text:a><text:span text:style-name="T34">.</text:span></text:p>
        </text:list-item>
        <text:list-item>
          <text:p text:style-name="P34"><text:span text:style-name="T34">I work on a few projects on </text:span><text:a xlink:type="simple" xlink:href="https://github.com/alexfalkowski/"><text:span text:style-name="T34">github</text:span></text:a><text:span text:style-name="T34">.</text:span></text:p>
        </text:list-item>
      </text:list>
      <text:p text:style-name="P7"/>
      <text:p text:style-name="P4"/>
      <text:p text:style-name="P4">REFERENCES</text:p>
      <text:p text:style-name="P3"/>
      <text:p text:style-name="P8">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size="10pt" fo:language="en" fo:country="US" style:font-name-asian="Times New Roman" style:font-size-asian="10pt" style:font-name-complex="CG Times (W1)"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size="12pt" style:font-size-asian="12pt" style:font-name-complex="Times New Roman"/>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12pt" fo:font-style="italic" fo:font-weight="bold" style:font-size-asian="12pt" style:font-style-asian="italic" style:font-weight-asian="bold"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size="12pt" style:font-size-asian="12pt" style:font-name-complex="Times New Roman" style:font-size-complex="12pt"/>
    </style:style>
    <style:style style:name="Body_20_Text_20_2" style:display-name="Body Text 2" style:family="paragraph" style:parent-style-name="Standard">
      <style:text-properties style:font-name="Times New Roman" fo:font-size="11pt" style:font-size-asian="11pt" style:font-name-complex="Times New Roman"/>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size="12pt" fo:language="en" fo:country="GB" style:font-size-asian="12pt" style:font-name-complex="Times New Roman"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language="en" fo:country="US" style:font-name-complex="CG Times (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4-01-29T07:59:53</dc:date>
    <meta:editing-cycles>109</meta:editing-cycles>
    <meta:editing-duration>PT3H9M8S</meta:editing-duration>
    <meta:generator>LibreOffice/4.0.6.2$MacOSX_x86 LibreOffice_project/2e2573268451a50806fcd60ae2d9fe01dd0ce24</meta:generator>
    <meta:document-statistic meta:table-count="0" meta:image-count="0" meta:object-count="0" meta:page-count="4" meta:paragraph-count="126" meta:word-count="845" meta:character-count="5660" meta:non-whitespace-character-count="4965"/>
    <meta:user-defined meta:name="Info 1"/>
    <meta:user-defined meta:name="Info 2"/>
    <meta:user-defined meta:name="Info 3"/>
    <meta:user-defined meta:name="Info 4"/>
  </office:meta>
</office:document-meta>
</file>